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TypeDeclaration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DeclarationImpl.getAnnotationMemb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nnotationTypeDeclarationImpl.AnnotationTypeDeclarationImpl( com . sun . mirror . declaration . AnnotationTypeDeclara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DeclarationImpl.getMemb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